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ots.21.25.if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_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_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_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01" calcext:value-type="float">
            <text:p>1.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00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.1220.A.3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9" calcext:value-type="float">
            <text:p>1.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89.A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1" calcext:value-type="float">
            <text:p>1.2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2" calcext:value-type="float">
            <text:p>1.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.21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.283.A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5" calcext:value-type="float">
            <text:p>1.2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8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.598.A.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32" calcext:value-type="float">
            <text:p>1.6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632.A.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47" calcext:value-type="float">
            <text:p>1.7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747.A.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52" calcext:value-type="float">
            <text:p>1.75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467" calcext:value-type="float">
            <text:p>4.467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498" calcext:value-type="float">
            <text:p>4.49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533" calcext:value-type="float">
            <text:p>4.533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534" calcext:value-type="float">
            <text:p>4.534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739" calcext:value-type="float">
            <text:p>4.739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823" calcext:value-type="float">
            <text:p>4.823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889" calcext:value-type="float">
            <text:p>4.88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931" calcext:value-type="float">
            <text:p>4.931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1055" calcext:value-type="float">
            <text:p>5.1055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444" calcext:value-type="float">
            <text:p>5.444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1022" calcext:value-type="float">
            <text:p>8.102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1024" calcext:value-type="float">
            <text:p>8.1024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1025" calcext:value-type="float">
            <text:p>8.1025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1038" calcext:value-type="float">
            <text:p>8.1038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1054" calcext:value-type="float">
            <text:p>8.1054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.1056" calcext:value-type="float">
            <text:p>8.10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1068" calcext:value-type="float">
            <text:p>8.1068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.1106" calcext:value-type="float">
            <text:p>8.1106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1123" calcext:value-type="float">
            <text:p>8.1123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.116" calcext:value-type="float">
            <text:p>8.116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.1162" calcext:value-type="float">
            <text:p>8.1162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1175" calcext:value-type="float">
            <text:p>8.1175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1186" calcext:value-type="float">
            <text:p>8.1186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1571" calcext:value-type="float">
            <text:p>8.1571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.1827" calcext:value-type="float">
            <text:p>8.1827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183" calcext:value-type="float">
            <text:p>8.183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1842" calcext:value-type="float">
            <text:p>8.1842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.1913" calcext:value-type="float">
            <text:p>8.1913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.2122" calcext:value-type="float">
            <text:p>8.2122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2189" calcext:value-type="float">
            <text:p>8.2189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313" calcext:value-type="float">
            <text:p>8.313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.326" calcext:value-type="float">
            <text:p>8.326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327" calcext:value-type="float">
            <text:p>8.327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33" calcext:value-type="float">
            <text:p>8.33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346" calcext:value-type="float">
            <text:p>8.34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36" calcext:value-type="float">
            <text:p>8.3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.361" calcext:value-type="float">
            <text:p>8.361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.362" calcext:value-type="float">
            <text:p>8.362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363" calcext:value-type="float">
            <text:p>8.363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.515" calcext:value-type="float">
            <text:p>8.515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532" calcext:value-type="float">
            <text:p>8.532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.536" calcext:value-type="float">
            <text:p>8.536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.554" calcext:value-type="float">
            <text:p>8.554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555" calcext:value-type="float">
            <text:p>8.555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569" calcext:value-type="float">
            <text:p>8.569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.598" calcext:value-type="float">
            <text:p>8.598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.601" calcext:value-type="float">
            <text:p>8.601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609" calcext:value-type="float">
            <text:p>8.609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61" calcext:value-type="float">
            <text:p>8.61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62" calcext:value-type="float">
            <text:p>8.62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623" calcext:value-type="float">
            <text:p>8.623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.632" calcext:value-type="float">
            <text:p>8.63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639" calcext:value-type="float">
            <text:p>8.639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641" calcext:value-type="float">
            <text:p>8.641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656" calcext:value-type="float">
            <text:p>8.656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.85" calcext:value-type="float">
            <text:p>8.85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86" calcext:value-type="float">
            <text:p>8.8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.865" calcext:value-type="float">
            <text:p>8.865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87" calcext:value-type="float">
            <text:p>8.87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894" calcext:value-type="float">
            <text:p>8.894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1041" calcext:value-type="float">
            <text:p>9.104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1047" calcext:value-type="float">
            <text:p>9.1047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1065" calcext:value-type="float">
            <text:p>9.1065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136" calcext:value-type="float">
            <text:p>9.136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1544" calcext:value-type="float">
            <text:p>9.1544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1596" calcext:value-type="float">
            <text:p>9.159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1718" calcext:value-type="float">
            <text:p>9.1718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1719" calcext:value-type="float">
            <text:p>9.1719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2468" calcext:value-type="float">
            <text:p>9.2468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2603" calcext:value-type="float">
            <text:p>9.2603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2674" calcext:value-type="float">
            <text:p>9.2674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355" calcext:value-type="float">
            <text:p>9.355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717" calcext:value-type="float">
            <text:p>9.717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815" calcext:value-type="float">
            <text:p>9.815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919" calcext:value-type="float">
            <text:p>9.9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2.11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2.118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12.141.A.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54" calcext:value-type="float">
            <text:p>12.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.15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2.174.A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83" calcext:value-type="float">
            <text:p>12.1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.18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12.190.A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91" calcext:value-type="float">
            <text:p>12.1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19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12.318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2.318.A.3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322" calcext:value-type="float">
            <text:p>12.32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342" calcext:value-type="float">
            <text:p>12.3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.34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12.35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12.355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12.43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12.59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12.601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12.601.A.3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611" calcext:value-type="float">
            <text:p>12.6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611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12.611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12.7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12.825.A.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75" calcext:value-type="float">
            <text:p>12.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875.A.3C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877" calcext:value-type="float">
            <text:p>12.8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.877.A.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88" calcext:value-type="float">
            <text:p>12.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.8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12.88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12.89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12.914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12.915.A.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1" calcext:value-type="float">
            <text:p>16.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16" calcext:value-type="float">
            <text:p>16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16.10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16.10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16.1268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16.147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16.15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16.1508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6.160.A.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163" calcext:value-type="float">
            <text:p>16.1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16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16.171.A.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324" calcext:value-type="float">
            <text:p>16.3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16.325.A.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36" calcext:value-type="float">
            <text:p>16.3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364" calcext:value-type="float">
            <text:p>16.3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.364.A.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365" calcext:value-type="float">
            <text:p>16.3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365.A.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371" calcext:value-type="float">
            <text:p>16.3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.371.A.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372" calcext:value-type="float">
            <text:p>16.37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.372.A.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.38" calcext:value-type="float">
            <text:p>16.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.380.A.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387" calcext:value-type="float">
            <text:p>16.3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.387.A.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395" calcext:value-type="float">
            <text:p>16.3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.395.A.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404" calcext:value-type="float">
            <text:p>16.4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.404.A.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.407" calcext:value-type="float">
            <text:p>16.4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.407.A.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413" calcext:value-type="float">
            <text:p>16.4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.413.A.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.415" calcext:value-type="float">
            <text:p>16.4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.415.A.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424" calcext:value-type="float">
            <text:p>16.4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.424.A.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432" calcext:value-type="float">
            <text:p>16.43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.432.A.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433" calcext:value-type="float">
            <text:p>16.43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435.A.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435" calcext:value-type="float">
            <text:p>16.43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.436.A.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436" calcext:value-type="float">
            <text:p>16.4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439.A.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44" calcext:value-type="float">
            <text:p>16.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.440.A.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441" calcext:value-type="float">
            <text:p>16.44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.441.A.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467" calcext:value-type="float">
            <text:p>16.4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.459.A.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.47" calcext:value-type="float">
            <text:p>16.4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.467.A.3C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474" calcext:value-type="float">
            <text:p>16.47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.467.A.3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477" calcext:value-type="float">
            <text:p>16.47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474.A.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675" calcext:value-type="float">
            <text:p>16.67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.477.A.3C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678" calcext:value-type="float">
            <text:p>16.67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477.A.3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69" calcext:value-type="float">
            <text:p>16.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479.A.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694" calcext:value-type="float">
            <text:p>16.69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.675.A.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702" calcext:value-type="float">
            <text:p>16.70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.678.A.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71" calcext:value-type="float">
            <text:p>16.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.690.A.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711" calcext:value-type="float">
            <text:p>16.7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.694.A.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717" calcext:value-type="float">
            <text:p>16.7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.697.A.3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75" calcext:value-type="float">
            <text:p>16.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6.702.A.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76" calcext:value-type="float">
            <text:p>16.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.710.A.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771" calcext:value-type="float">
            <text:p>16.77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6.711.A.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777" calcext:value-type="float">
            <text:p>16.7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6.717.A.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778" calcext:value-type="float">
            <text:p>16.77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6.718.A.3E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784" calcext:value-type="float">
            <text:p>16.7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.750.A.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.789" calcext:value-type="float">
            <text:p>16.78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.760.A.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793" calcext:value-type="float">
            <text:p>16.79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6.771.A.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.799" calcext:value-type="float">
            <text:p>16.79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.777.A.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808" calcext:value-type="float">
            <text:p>16.80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.778.A.3C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.817" calcext:value-type="float">
            <text:p>16.81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.782.A.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.818" calcext:value-type="float">
            <text:p>16.8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.784.A.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.834" calcext:value-type="float">
            <text:p>16.8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6.789.A.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.835" calcext:value-type="float">
            <text:p>16.83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.793.A.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.851" calcext:value-type="float">
            <text:p>16.85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.799.A.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.856" calcext:value-type="float">
            <text:p>16.85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.801.A.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.874" calcext:value-type="float">
            <text:p>16.8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.806.A.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.878" calcext:value-type="float">
            <text:p>16.8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.817.A.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.882" calcext:value-type="float">
            <text:p>16.88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6.818.A.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.887" calcext:value-type="float">
            <text:p>16.88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6.825.A.3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.899" calcext:value-type="float">
            <text:p>16.8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6.834.A.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.162" calcext:value-type="float">
            <text:p>17.1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.835.A.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.1882" calcext:value-type="float">
            <text:p>17.188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6.851.A.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.841" calcext:value-type="float">
            <text:p>17.84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6.856.A.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.1018" calcext:value-type="float">
            <text:p>18.10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6.860.A.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.1115" calcext:value-type="float">
            <text:p>18.11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6.861.A.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1138" calcext:value-type="float">
            <text:p>18.11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6.862.A.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.1236" calcext:value-type="float">
            <text:p>18.123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6.868.A.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.1237" calcext:value-type="float">
            <text:p>18.123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6.874.A.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.128" calcext:value-type="float">
            <text:p>18.12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6.878.A.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.1328" calcext:value-type="float">
            <text:p>18.13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6.882.A.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.1347" calcext:value-type="float">
            <text:p>18.134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.887.A.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.1358" calcext:value-type="float">
            <text:p>18.135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7.1004.A.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.1362" calcext:value-type="float">
            <text:p>18.136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7.162.A.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.1696" calcext:value-type="float">
            <text:p>18.169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7.1882.A.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.755" calcext:value-type="float">
            <text:p>18.75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7.841.A.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.878" calcext:value-type="float">
            <text:p>18.87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8.1018.A.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.892" calcext:value-type="float">
            <text:p>18.89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.1035.A.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.971" calcext:value-type="float">
            <text:p>18.97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1106.A.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.1397" calcext:value-type="float">
            <text:p>19.139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8.1113.A.3C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.1434" calcext:value-type="float">
            <text:p>19.143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8.1113.A.3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.1456" calcext:value-type="float">
            <text:p>19.14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8.1115.A.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.1458" calcext:value-type="float">
            <text:p>19.145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8.1123.A.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.1477" calcext:value-type="float">
            <text:p>19.147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8.1131.A.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.1485" calcext:value-type="float">
            <text:p>19.148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8.1133.A.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.1535" calcext:value-type="float">
            <text:p>19.153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8.1134.A.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1619" calcext:value-type="float">
            <text:p>19.16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8.1137.A.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1648" calcext:value-type="float">
            <text:p>19.164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8.1138.A.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.1935" calcext:value-type="float">
            <text:p>19.193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8.1139.A.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.1938" calcext:value-type="float">
            <text:p>19.193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8.1140.A.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8.1237.A.3C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1944" calcext:value-type="float">
            <text:p>19.194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8.1260.A.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947" calcext:value-type="float">
            <text:p>19.194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8.1280.A.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1954" calcext:value-type="float">
            <text:p>19.195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8.1328.A.3C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1955" calcext:value-type="float">
            <text:p>19.195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8.1358.A.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1957" calcext:value-type="float">
            <text:p>19.195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8.1362.A.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1982" calcext:value-type="float">
            <text:p>19.198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8.1696.A.3C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1986" calcext:value-type="float">
            <text:p>19.198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8.2229.N.N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2238" calcext:value-type="float">
            <text:p>19.22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8.2350.N.N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224" calcext:value-type="float">
            <text:p>19.22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8.2405.N.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.2246" calcext:value-type="float">
            <text:p>19.224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8.2433.N.N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031" calcext:value-type="float">
            <text:p>20.103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8.2435.N.N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.1027" calcext:value-type="float">
            <text:p>22.102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8.2436.N.N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.1041" calcext:value-type="float">
            <text:p>22.10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8.755.A.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.1065" calcext:value-type="float">
            <text:p>22.106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8.878.A.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.1471" calcext:value-type="float">
            <text:p>22.147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8.971.A.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.1484" calcext:value-type="float">
            <text:p>22.148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9.1271.A.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.1881" calcext:value-type="float">
            <text:p>22.188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9.1406.A.3E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.1961" calcext:value-type="float">
            <text:p>22.196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9.1419.A.3C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.2073" calcext:value-type="float">
            <text:p>22.207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9.1434.A.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.2085" calcext:value-type="float">
            <text:p>22.208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9.1456.A.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.2289" calcext:value-type="float">
            <text:p>22.22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1457.A.3E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.399" calcext:value-type="float">
            <text:p>22.39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9.1458.A.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.659" calcext:value-type="float">
            <text:p>22.65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9.1485.A.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.804" calcext:value-type="float">
            <text:p>22.80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9.1535.A.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.884" calcext:value-type="float">
            <text:p>22.88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9.1619.A.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.909" calcext:value-type="float">
            <text:p>22.9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9.1648.A.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927" calcext:value-type="float">
            <text:p>22.92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9.1935.A.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93" calcext:value-type="float">
            <text:p>22.9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9.1938.A.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932" calcext:value-type="float">
            <text:p>22.93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9.1942.A.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955" calcext:value-type="float">
            <text:p>22.95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9.1943.A.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976" calcext:value-type="float">
            <text:p>22.97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9.1947.A.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978" calcext:value-type="float">
            <text:p>22.9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9.1954.A.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98" calcext:value-type="float">
            <text:p>22.9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9.1955.A.3C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985" calcext:value-type="float">
            <text:p>22.98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9.1957.A.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96" calcext:value-type="float">
            <text:p>22.99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9.1977.A.3E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.997" calcext:value-type="float">
            <text:p>22.99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9.1982.A.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.999" calcext:value-type="float">
            <text:p>22.99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9.1986.A.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.1174" calcext:value-type="float">
            <text:p>24.117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9.2115.A.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.1208" calcext:value-type="float">
            <text:p>24.12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9.2238.A.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.1275" calcext:value-type="float">
            <text:p>24.127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9.2240.A.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.1289" calcext:value-type="float">
            <text:p>24.128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9.2246.A.3C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.129" calcext:value-type="float">
            <text:p>24.12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2.1001.A.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.1291" calcext:value-type="float">
            <text:p>24.129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2.1023.A.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.1293" calcext:value-type="float">
            <text:p>24.12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2.1027.A.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1305" calcext:value-type="float">
            <text:p>24.130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2.1041.A.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348" calcext:value-type="float">
            <text:p>24.13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2.1057.A.3E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1589" calcext:value-type="float">
            <text:p>24.158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2.1060.A.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691" calcext:value-type="float">
            <text:p>24.69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2.1065.A.3E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732" calcext:value-type="float">
            <text:p>24.73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2.1131.A.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911" calcext:value-type="float">
            <text:p>24.91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2.1140.A.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919" calcext:value-type="float">
            <text:p>24.9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2.1151.A.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975" calcext:value-type="float">
            <text:p>24.97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2.1259.A.3E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78" calcext:value-type="float">
            <text:p>24.97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2.1401.A.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.989" calcext:value-type="float">
            <text:p>24.98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2.1471.A.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23" calcext:value-type="float">
            <text:p>25.11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2.1484.A.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1126" calcext:value-type="float">
            <text:p>25.112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2.1521.A.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1132" calcext:value-type="float">
            <text:p>25.113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2.1537.A.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1141" calcext:value-type="float">
            <text:p>25.114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2.185.A.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1192" calcext:value-type="float">
            <text:p>25.119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2.1850.A.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1217" calcext:value-type="float">
            <text:p>25.121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2.1881.A.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1224" calcext:value-type="float">
            <text:p>25.122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2.1929.A.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1231" calcext:value-type="float">
            <text:p>25.123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2.2020.A.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1253" calcext:value-type="float">
            <text:p>25.125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2.2073.A.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1262" calcext:value-type="float">
            <text:p>25.126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2.2085.A.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1263" calcext:value-type="float">
            <text:p>25.126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2.2289.A.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1265" calcext:value-type="float">
            <text:p>25.126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2.322.A.3E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1279" calcext:value-type="float">
            <text:p>25.127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2.331.A.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1309" calcext:value-type="float">
            <text:p>25.130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2.355.A.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1326" calcext:value-type="float">
            <text:p>25.13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2.399.A.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1352" calcext:value-type="float">
            <text:p>25.13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2.400.A.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1446" calcext:value-type="float">
            <text:p>25.14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2.413.A.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.145" calcext:value-type="float">
            <text:p>25.14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2.453.A.3C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1464" calcext:value-type="float">
            <text:p>25.146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2.463.A.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1474" calcext:value-type="float">
            <text:p>25.147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2.646.A.3E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.1488" calcext:value-type="float">
            <text:p>25.148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2.659.A.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1511" calcext:value-type="float">
            <text:p>25.15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2.686.A.3C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1512" calcext:value-type="float">
            <text:p>25.151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2.804.A.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1513" calcext:value-type="float">
            <text:p>25.151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2.882.A.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1532" calcext:value-type="float">
            <text:p>25.15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2.884.A.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.1533" calcext:value-type="float">
            <text:p>25.153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2.889.A.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1629" calcext:value-type="float">
            <text:p>25.162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2.895.A.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163" calcext:value-type="float">
            <text:p>25.16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2.905.A.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.1685" calcext:value-type="float">
            <text:p>25.168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2.909.A.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1694" calcext:value-type="float">
            <text:p>25.169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2.926.A.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1695" calcext:value-type="float">
            <text:p>25.169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2.927.A.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1705" calcext:value-type="float">
            <text:p>25.170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2.928.A.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1862" calcext:value-type="float">
            <text:p>25.186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2.930.A.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1872" calcext:value-type="float">
            <text:p>25.187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2.931.A.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1876" calcext:value-type="float">
            <text:p>25.187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2.932.A.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2005" calcext:value-type="float">
            <text:p>25.200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2.954.A.3C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2006" calcext:value-type="float">
            <text:p>25.200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2.960.A.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2016" calcext:value-type="float">
            <text:p>25.201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2.965.A.3E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2032" calcext:value-type="float">
            <text:p>25.203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22.966.A.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2035" calcext:value-type="float">
            <text:p>25.203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2.970.A.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2036" calcext:value-type="float">
            <text:p>25.203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22.978.A.3C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2045" calcext:value-type="float">
            <text:p>25.204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.985.A.3C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2046" calcext:value-type="float">
            <text:p>25.204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2.985.A.3E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2063" calcext:value-type="float">
            <text:p>25.206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22.993.A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1142.A.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2064" calcext:value-type="float">
            <text:p>25.206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2.994.A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1159.A.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2075" calcext:value-type="float">
            <text:p>25.207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2.996.A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1274.A.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208" calcext:value-type="float">
            <text:p>25.20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.997.A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1275.A.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2081" calcext:value-type="float">
            <text:p>25.208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22.999.A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.1279.A.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2094" calcext:value-type="float">
            <text:p>25.209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4.1159.A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1289.A.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2097" calcext:value-type="float">
            <text:p>25.209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4.1174.A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.1290.A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2103" calcext:value-type="float">
            <text:p>25.210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4.1263.A.3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1292.A.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2112" calcext:value-type="float">
            <text:p>25.211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4.1274.A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.1336.A.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.2116" calcext:value-type="float">
            <text:p>25.211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24.1275.A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.1348.A.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.2121" calcext:value-type="float">
            <text:p>25.212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4.1278.A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.1349.A.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2138" calcext:value-type="float">
            <text:p>25.21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4.1279.A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.1399.A.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215" calcext:value-type="float">
            <text:p>25.21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24.1280.A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.1577.A.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2174" calcext:value-type="float">
            <text:p>25.217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4.1288.A.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.212.A.4C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2176" calcext:value-type="float">
            <text:p>25.217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4.1289.A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.732.A.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2192" calcext:value-type="float">
            <text:p>25.219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4.1290.A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795.A.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2201" calcext:value-type="float">
            <text:p>25.220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4.1291.A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.803.A.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2209" calcext:value-type="float">
            <text:p>25.220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4.1293.A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.836.A.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2212" calcext:value-type="float">
            <text:p>25.22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4.1305.A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.919.A.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2345" calcext:value-type="float">
            <text:p>25.23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4.1348.A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931.A.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2346" calcext:value-type="float">
            <text:p>25.234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4.1349.A.3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.935.A.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2347" calcext:value-type="float">
            <text:p>25.234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4.1399.A.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943.A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2371" calcext:value-type="float">
            <text:p>25.237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4.1469.A.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4.970.A.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2396" calcext:value-type="float">
            <text:p>25.239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4.1518.A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971.A.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2421" calcext:value-type="float">
            <text:p>25.242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24.691.A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.988.A.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.2424" calcext:value-type="float">
            <text:p>25.242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4.701.A.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989.A.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2436" calcext:value-type="float">
            <text:p>25.243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4.718.A.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4.213.A.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2439" calcext:value-type="float">
            <text:p>25.243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24.727.A.3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215.A.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.244" calcext:value-type="float">
            <text:p>25.24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4.732.A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4.258.A.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.2451" calcext:value-type="float">
            <text:p>25.245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4.760.A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.259.A.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2452" calcext:value-type="float">
            <text:p>25.245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4.767.A.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4.277.A.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2453" calcext:value-type="float">
            <text:p>25.245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4.780.A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.286.A.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2457" calcext:value-type="float">
            <text:p>25.245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4.795.A.3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4.293.A.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.246" calcext:value-type="float">
            <text:p>25.24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4.852.A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.312.A.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.2462" calcext:value-type="float">
            <text:p>25.246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4.919.A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4.354.A.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2463" calcext:value-type="float">
            <text:p>25.246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4.928.A.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384.A.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2464" calcext:value-type="float">
            <text:p>25.246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4.931.A.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4.385.A.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.2465" calcext:value-type="float">
            <text:p>25.246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4.935.A.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4.388.A.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2466" calcext:value-type="float">
            <text:p>25.246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4.936.A.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4.391.A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2469" calcext:value-type="float">
            <text:p>25.246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4.942.A.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4.392.A.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247" calcext:value-type="float">
            <text:p>25.24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4.943.A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4.398.A.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2471" calcext:value-type="float">
            <text:p>25.247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4.960.A.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4.402.A.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2473" calcext:value-type="float">
            <text:p>25.247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4.970.A.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4.407.A.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2475" calcext:value-type="float">
            <text:p>25.24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4.971.A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.411.A.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248" calcext:value-type="float">
            <text:p>25.24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24.973.A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4.444.A.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.2481" calcext:value-type="float">
            <text:p>25.248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4.974.A.3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456.A.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2485" calcext:value-type="float">
            <text:p>25.248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4.988.A.3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4.476.A.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2486" calcext:value-type="float">
            <text:p>25.248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4.989.A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4.486.A.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2487" calcext:value-type="float">
            <text:p>25.248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5.1122.A.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4.499.A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2488" calcext:value-type="float">
            <text:p>25.248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5.1123.A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.581.A.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2489" calcext:value-type="float">
            <text:p>25.248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5.1126.A.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0.1079.A.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2492" calcext:value-type="float">
            <text:p>25.249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5.1132.A.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1089.A.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.2495" calcext:value-type="float">
            <text:p>25.249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5.1141.A.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0.3096.N.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.2497" calcext:value-type="float">
            <text:p>25.249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5.1192.A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2.1013.A.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2501" calcext:value-type="float">
            <text:p>25.250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5.1205.A.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.142.A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2502" calcext:value-type="float">
            <text:p>25.250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5.1217.A.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2.1494.A.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2515" calcext:value-type="float">
            <text:p>25.251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25.1224.A.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2.1864.A.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2517" calcext:value-type="float">
            <text:p>25.251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25.1231.A.3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2.3041.A.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2554" calcext:value-type="float">
            <text:p>25.25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5.1253.A.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2.3092.A.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275" calcext:value-type="float">
            <text:p>25.27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5.1256.A.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2.827.A.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.2751" calcext:value-type="float">
            <text:p>25.275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5.1262.A.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2.972.A.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2773" calcext:value-type="float">
            <text:p>25.277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5.1265.A.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2.976.A.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2786" calcext:value-type="float">
            <text:p>25.278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5.1279.A.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9.134.A.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2819" calcext:value-type="float">
            <text:p>25.281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5.1309.A.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9.139.A.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2851" calcext:value-type="float">
            <text:p>25.285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5.1313.A.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9.151.A.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2898" calcext:value-type="float">
            <text:p>25.289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5.1326.A.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9.152.A.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2903" calcext:value-type="float">
            <text:p>25.290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5.1337.A.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9.21.A.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2916" calcext:value-type="float">
            <text:p>25.291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5.1352.A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9.29.A.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.2936" calcext:value-type="float">
            <text:p>25.293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5.1384.A.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9.352.A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.2951" calcext:value-type="float">
            <text:p>25.295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5.1386.A.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9.362.A.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2965" calcext:value-type="float">
            <text:p>25.296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5.1398.A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9.582.A.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.2982" calcext:value-type="float">
            <text:p>25.298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5.1437.A.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9.6.A.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.3069" calcext:value-type="float">
            <text:p>25.306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5.1446.A.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9.60.A.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3341" calcext:value-type="float">
            <text:p>25.334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.1450.A.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9.673.A.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58" calcext:value-type="float">
            <text:p>25.5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5.1451.A.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9.82.A.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717" calcext:value-type="float">
            <text:p>25.71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5.1464.A.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9.89.A.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.967" calcext:value-type="float">
            <text:p>25.96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.1474.A.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9.97.A.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.44" calcext:value-type="float">
            <text:p>26.4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5.1511.A.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.1055.A.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.568" calcext:value-type="float">
            <text:p>26.56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5.1512.A.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.444.A.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.569" calcext:value-type="float">
            <text:p>26.56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25.1513.A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697.A.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.57" calcext:value-type="float">
            <text:p>26.5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25.1514.A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.846.A.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.586" calcext:value-type="float">
            <text:p>26.58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5.1532.A.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1041.A.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.54" calcext:value-type="float">
            <text:p>28.5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5.1533.A.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.107.A.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.596" calcext:value-type="float">
            <text:p>28.59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5.1554.A.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9.108.A.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.944" calcext:value-type="float">
            <text:p>28.94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25.1591.A.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1393.A.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1.1164" calcext:value-type="float">
            <text:p>31.116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25.1629.A.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.1544.A.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1.1229" calcext:value-type="float">
            <text:p>31.122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5.1630.A.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9.1596.A.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1.868" calcext:value-type="float">
            <text:p>31.86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25.1665.A.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.1718.A.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4.208" calcext:value-type="float">
            <text:p>34.20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5.1685.A.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.1719.A.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.21" calcext:value-type="float">
            <text:p>34.2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5.1694.A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.2234.A.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.213" calcext:value-type="float">
            <text:p>34.2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5.1695.A.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.2468.A.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4.259" calcext:value-type="float">
            <text:p>34.25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5.1704.A.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.2674.A.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.28" calcext:value-type="float">
            <text:p>34.2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5.1705.A.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.3219.A.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.284" calcext:value-type="float">
            <text:p>34.28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5.1860.A.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.3533.A.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.294" calcext:value-type="float">
            <text:p>34.29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5.1862.A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.355.A.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4.299" calcext:value-type="float">
            <text:p>34.29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25.1872.A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.3563.N.N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4.3" calcext:value-type="float">
            <text:p>34.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5.1876.A.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.3602.N.N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4.303" calcext:value-type="float">
            <text:p>34.30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25.2005.A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.3604.N.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4.312" calcext:value-type="float">
            <text:p>34.31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5.2006.A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.717.A.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.332" calcext:value-type="float">
            <text:p>34.33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25.2009.A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.919.A.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4.354" calcext:value-type="float">
            <text:p>34.35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25.2013.A.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.920.A.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4.381" calcext:value-type="float">
            <text:p>34.38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5.2016.A.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.959.A.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4.383" calcext:value-type="float">
            <text:p>34.38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25.2032.A.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4.384" calcext:value-type="float">
            <text:p>34.38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.2033.A.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.385" calcext:value-type="float">
            <text:p>34.38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5.2035.A.1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.388" calcext:value-type="float">
            <text:p>34.38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25.2036.A.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.394" calcext:value-type="float">
            <text:p>34.39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5.2046.A.1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.398" calcext:value-type="float">
            <text:p>34.39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5.2047.A.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4.399" calcext:value-type="float">
            <text:p>34.39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25.2063.A.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.407" calcext:value-type="float">
            <text:p>34.40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25.2064.A.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4.428" calcext:value-type="float">
            <text:p>34.42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5.2065.A.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.429" calcext:value-type="float">
            <text:p>34.42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25.2075.A.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4.437" calcext:value-type="float">
            <text:p>34.43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25.2080.A.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4.438" calcext:value-type="float">
            <text:p>34.43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5.2081.A.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4.472" calcext:value-type="float">
            <text:p>34.47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5.2094.A.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4.476" calcext:value-type="float">
            <text:p>34.47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5.2097.A.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4.486" calcext:value-type="float">
            <text:p>34.4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25.2103.A.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4.491" calcext:value-type="float">
            <text:p>34.49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25.2112.A.1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4.513" calcext:value-type="float">
            <text:p>34.51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5.2115.A.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.581" calcext:value-type="float">
            <text:p>34.58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5.2116.A.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4.584" calcext:value-type="float">
            <text:p>34.58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25.2117.A.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9.1636" calcext:value-type="float">
            <text:p>39.163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25.2121.A.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0.1079" calcext:value-type="float">
            <text:p>40.107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5.2128.A.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0.1849" calcext:value-type="float">
            <text:p>40.184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5.2132.A.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0.1856" calcext:value-type="float">
            <text:p>40.185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25.2138.A.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.1864" calcext:value-type="float">
            <text:p>40.186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25.2150.A.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2.108" calcext:value-type="float">
            <text:p>42.10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25.2176.A.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2.1864" calcext:value-type="float">
            <text:p>42.186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25.2192.A.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2.972" calcext:value-type="float">
            <text:p>42.97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25.2202.A.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.108" calcext:value-type="float">
            <text:p>43.10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25.2209.A.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3.1328" calcext:value-type="float">
            <text:p>43.132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25.2227.A.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3.1333" calcext:value-type="float">
            <text:p>43.133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5.2249.A.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3.1342" calcext:value-type="float">
            <text:p>43.134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25.2265.A.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.135" calcext:value-type="float">
            <text:p>43.13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.2330.A.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3.1413" calcext:value-type="float">
            <text:p>43.1413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25.2345.A.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3.1418" calcext:value-type="float">
            <text:p>43.141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5.2346.A.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3.142" calcext:value-type="float">
            <text:p>43.14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5.2347.A.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3.1427" calcext:value-type="float">
            <text:p>43.142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25.2371.A.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3.1429" calcext:value-type="float">
            <text:p>43.142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5.2382.A.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3.1432" calcext:value-type="float">
            <text:p>43.143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25.2396.A.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3.1433" calcext:value-type="float">
            <text:p>43.143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25.2421.A.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3.1437" calcext:value-type="float">
            <text:p>43.143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25.2424.A.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3.1438" calcext:value-type="float">
            <text:p>43.143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5.2431.A.4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3.1439" calcext:value-type="float">
            <text:p>43.143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25.2436.A.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3.144" calcext:value-type="float">
            <text:p>43.14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25.2439.A.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.1446" calcext:value-type="float">
            <text:p>43.144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5.2440.A.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3.1447" calcext:value-type="float">
            <text:p>43.144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5.2447.A.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3.1448" calcext:value-type="float">
            <text:p>43.1448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25.2451.A.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.1452" calcext:value-type="float">
            <text:p>43.145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25.2452.A.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3.1458" calcext:value-type="float">
            <text:p>43.145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25.2453.A.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3.1463" calcext:value-type="float">
            <text:p>43.146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5.2457.A.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3.1471" calcext:value-type="float">
            <text:p>43.147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25.2460.A.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3.1473" calcext:value-type="float">
            <text:p>43.147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25.2464.A.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3.1475" calcext:value-type="float">
            <text:p>43.147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25.2465.A.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.1477" calcext:value-type="float">
            <text:p>43.147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5.2466.A.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3.1479" calcext:value-type="float">
            <text:p>43.147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25.2468.A.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3.1487" calcext:value-type="float">
            <text:p>43.148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25.2469.A.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.161" calcext:value-type="float">
            <text:p>43.16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25.2470.A.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3.4" calcext:value-type="float">
            <text:p>43.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5.2471.A.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3.661" calcext:value-type="float">
            <text:p>43.66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5.2472.A.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3.94" calcext:value-type="float">
            <text:p>43.9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5.2473.A.1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4.1074" calcext:value-type="float">
            <text:p>44.107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25.2475.A.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4.1256" calcext:value-type="float">
            <text:p>44.125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5.2481.A.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4.1466" calcext:value-type="float">
            <text:p>44.146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5.2485.A.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4.1472" calcext:value-type="float">
            <text:p>44.147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5.2486.A.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.1473" calcext:value-type="float">
            <text:p>44.147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25.2487.A.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.1479" calcext:value-type="float">
            <text:p>44.147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5.2488.A.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4.1513" calcext:value-type="float">
            <text:p>44.151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25.2490.A.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.1516" calcext:value-type="float">
            <text:p>44.151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25.2492.A.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.1517" calcext:value-type="float">
            <text:p>44.151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25.2495.A.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.1525" calcext:value-type="float">
            <text:p>44.152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5.2497.A.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.1546" calcext:value-type="float">
            <text:p>44.154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25.2499.A.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.1547" calcext:value-type="float">
            <text:p>44.154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5.2501.A.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.1552" calcext:value-type="float">
            <text:p>44.155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5.2502.A.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.1553" calcext:value-type="float">
            <text:p>44.155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25.2513.A.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.1554" calcext:value-type="float">
            <text:p>44.155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25.2515.A.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.1555" calcext:value-type="float">
            <text:p>44.155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25.2517.A.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.1556" calcext:value-type="float">
            <text:p>44.155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25.2547.A.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.156" calcext:value-type="float">
            <text:p>44.15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25.2549.A.1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.1639" calcext:value-type="float">
            <text:p>44.163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25.2554.A.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.1686" calcext:value-type="float">
            <text:p>44.168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25.2750.A.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.17" calcext:value-type="float">
            <text:p>44.1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25.2751.A.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4.1708" calcext:value-type="float">
            <text:p>44.17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25.2773.A.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.1783" calcext:value-type="float">
            <text:p>44.178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5.2786.A.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.1828" calcext:value-type="float">
            <text:p>44.182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25.2819.A.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4.185" calcext:value-type="float">
            <text:p>44.18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25.2851.A.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4.1864" calcext:value-type="float">
            <text:p>44.186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25.2965.A.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.1865" calcext:value-type="float">
            <text:p>44.186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5.2982.A.1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4.1869" calcext:value-type="float">
            <text:p>44.186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25.4228.N.N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4.1882" calcext:value-type="float">
            <text:p>44.188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25.4233.N.N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.1946" calcext:value-type="float">
            <text:p>44.194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25.4236.N.N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.2012" calcext:value-type="float">
            <text:p>44.201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25.4259.N.N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.2028" calcext:value-type="float">
            <text:p>44.202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25.4266.N.N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5.4280.N.N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4.204" calcext:value-type="float">
            <text:p>44.20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25.4282.N.N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.2067" calcext:value-type="float">
            <text:p>44.206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5.4325.N.N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4.2069" calcext:value-type="float">
            <text:p>44.206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25.4338.N.N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4.207" calcext:value-type="float">
            <text:p>44.20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25.4359.N.N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4.2082" calcext:value-type="float">
            <text:p>44.208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25.4364.N.N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.2085" calcext:value-type="float">
            <text:p>44.208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25.717.A.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4.2086" calcext:value-type="float">
            <text:p>44.208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25.967.A.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4.217" calcext:value-type="float">
            <text:p>44.21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26.436.A.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4.218" calcext:value-type="float">
            <text:p>44.21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26.44.A.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4.2189" calcext:value-type="float">
            <text:p>44.218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26.568.A.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.2198" calcext:value-type="float">
            <text:p>44.219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26.569.A.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4.226" calcext:value-type="float">
            <text:p>44.22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6.570.A.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4.245" calcext:value-type="float">
            <text:p>44.24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26.586.A.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4.2503" calcext:value-type="float">
            <text:p>44.250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28.540.A.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4.36" calcext:value-type="float">
            <text:p>44.3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31.1149.N.N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4.557" calcext:value-type="float">
            <text:p>44.55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31.1461.N.N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.563" calcext:value-type="float">
            <text:p>44.56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31.2122.N.N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4.577" calcext:value-type="float">
            <text:p>44.57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31.2193.N.N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4.794" calcext:value-type="float">
            <text:p>44.79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31.2195.N.N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4.797" calcext:value-type="float">
            <text:p>44.79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31.2279.N.N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.822" calcext:value-type="float">
            <text:p>44.82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31.2751.N.N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4.929" calcext:value-type="float">
            <text:p>44.92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31.964.N.N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4.941" calcext:value-type="float">
            <text:p>44.94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34.210.A.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4.957" calcext:value-type="float">
            <text:p>44.95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34.213.A.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.967" calcext:value-type="float">
            <text:p>44.96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34.215.A.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4.971" calcext:value-type="float">
            <text:p>44.97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34.258.A.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4.978" calcext:value-type="float">
            <text:p>44.97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34.259.A.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8.1263" calcext:value-type="float">
            <text:p>48.126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34.277.A.1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9.117" calcext:value-type="float">
            <text:p>49.11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34.279.A.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9.134" calcext:value-type="float">
            <text:p>49.13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.284.A.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9.349" calcext:value-type="float">
            <text:p>49.34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34.286.A.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9.352" calcext:value-type="float">
            <text:p>49.3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34.293.A.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9.582" calcext:value-type="float">
            <text:p>49.58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34.294.A.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9.6" calcext:value-type="float">
            <text:p>49.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34.299.A.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9.673" calcext:value-type="float">
            <text:p>49.67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34.300.A.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.208" calcext:value-type="float">
            <text:p>50.2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34.304.A.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.221" calcext:value-type="float">
            <text:p>50.22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34.312.A.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0.223" calcext:value-type="float">
            <text:p>50.22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34.336.A.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0.23" calcext:value-type="float">
            <text:p>50.2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34.354.A.1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.312" calcext:value-type="float">
            <text:p>50.31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34.381.A.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0.64" calcext:value-type="float">
            <text:p>50.6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34.383.A.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0.779" calcext:value-type="float">
            <text:p>50.77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34.384.A.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0.78" calcext:value-type="float">
            <text:p>50.78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34.385.A.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0.894" calcext:value-type="float">
            <text:p>50.89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34.387.A.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.897" calcext:value-type="float">
            <text:p>50.897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34.38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string" calcext:value-type="string">
            <text:p>34.391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office:value-type="string" calcext:value-type="string">
            <text:p>34.39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string" calcext:value-type="string">
            <text:p>34.39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office:value-type="string" calcext:value-type="string">
            <text:p>34.39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string" calcext:value-type="string">
            <text:p>34.39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office:value-type="string" calcext:value-type="string">
            <text:p>34.40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office:value-type="string" calcext:value-type="string">
            <text:p>34.40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string" calcext:value-type="string">
            <text:p>34.420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string" calcext:value-type="string">
            <text:p>34.42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string" calcext:value-type="string">
            <text:p>34.434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office:value-type="string" calcext:value-type="string">
            <text:p>34.43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office:value-type="string" calcext:value-type="string">
            <text:p>34.43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office:value-type="string" calcext:value-type="string">
            <text:p>34.444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office:value-type="string" calcext:value-type="string">
            <text:p>34.456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string" calcext:value-type="string">
            <text:p>34.47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office:value-type="string" calcext:value-type="string">
            <text:p>34.47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office:value-type="string" calcext:value-type="string">
            <text:p>34.483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office:value-type="string" calcext:value-type="string">
            <text:p>34.491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34.49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string" calcext:value-type="string">
            <text:p>34.513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office:value-type="string" calcext:value-type="string">
            <text:p>34.58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34.584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office:value-type="string" calcext:value-type="string">
            <text:p>4.46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office:value-type="string" calcext:value-type="string">
            <text:p>4.49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string" calcext:value-type="string">
            <text:p>4.50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office:value-type="string" calcext:value-type="string">
            <text:p>4.528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string" calcext:value-type="string">
            <text:p>4.53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office:value-type="string" calcext:value-type="string">
            <text:p>4.53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office:value-type="string" calcext:value-type="string">
            <text:p>4.55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string" calcext:value-type="string">
            <text:p>4.552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office:value-type="string" calcext:value-type="string">
            <text:p>4.73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office:value-type="string" calcext:value-type="string">
            <text:p>4.82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string" calcext:value-type="string">
            <text:p>4.87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office:value-type="string" calcext:value-type="string">
            <text:p>4.88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4.93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4.955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4.99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40.1079.A.1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office:value-type="string" calcext:value-type="string">
            <text:p>40.1089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42.1080.A.1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42.1369.A.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42.142.A.4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string" calcext:value-type="string">
            <text:p>42.1864.A.1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office:value-type="string" calcext:value-type="string">
            <text:p>42.3041.N.N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42.3092.N.N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string" calcext:value-type="string">
            <text:p>42.699.A.4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string" calcext:value-type="string">
            <text:p>42.972.A.1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office:value-type="string" calcext:value-type="string">
            <text:p>43.10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string" calcext:value-type="string">
            <text:p>43.132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string" calcext:value-type="string">
            <text:p>43.133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office:value-type="string" calcext:value-type="string">
            <text:p>43.134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office:value-type="string" calcext:value-type="string">
            <text:p>43.13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office:value-type="string" calcext:value-type="string">
            <text:p>43.141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office:value-type="string" calcext:value-type="string">
            <text:p>43.141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string" calcext:value-type="string">
            <text:p>43.141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office:value-type="string" calcext:value-type="string">
            <text:p>43.141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office:value-type="string" calcext:value-type="string">
            <text:p>43.142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office:value-type="string" calcext:value-type="string">
            <text:p>43.142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office:value-type="string" calcext:value-type="string">
            <text:p>43.142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string" calcext:value-type="string">
            <text:p>43.143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office:value-type="string" calcext:value-type="string">
            <text:p>43.143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office:value-type="string" calcext:value-type="string">
            <text:p>43.1436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office:value-type="string" calcext:value-type="string">
            <text:p>43.143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office:value-type="string" calcext:value-type="string">
            <text:p>43.143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string" calcext:value-type="string">
            <text:p>43.143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office:value-type="string" calcext:value-type="string">
            <text:p>43.144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office:value-type="string" calcext:value-type="string">
            <text:p>43.144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office:value-type="string" calcext:value-type="string">
            <text:p>43.144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office:value-type="string" calcext:value-type="string">
            <text:p>43.144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string" calcext:value-type="string">
            <text:p>43.144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office:value-type="string" calcext:value-type="string">
            <text:p>43.145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office:value-type="string" calcext:value-type="string">
            <text:p>43.146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office:value-type="string" calcext:value-type="string">
            <text:p>43.147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string" calcext:value-type="string">
            <text:p>43.147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string" calcext:value-type="string">
            <text:p>43.147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office:value-type="string" calcext:value-type="string">
            <text:p>43.147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office:value-type="string" calcext:value-type="string">
            <text:p>43.147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office:value-type="string" calcext:value-type="string">
            <text:p>43.148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string" calcext:value-type="string">
            <text:p>43.148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string" calcext:value-type="string">
            <text:p>43.16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office:value-type="string" calcext:value-type="string">
            <text:p>43.2116.N.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office:value-type="string" calcext:value-type="string">
            <text:p>43.58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office:value-type="string" calcext:value-type="string">
            <text:p>43.64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office:value-type="string" calcext:value-type="string">
            <text:p>43.661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string" calcext:value-type="string">
            <text:p>43.74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office:value-type="string" calcext:value-type="string">
            <text:p>44.107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string" calcext:value-type="string">
            <text:p>44.1117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office:value-type="string" calcext:value-type="string">
            <text:p>44.112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office:value-type="string" calcext:value-type="string">
            <text:p>44.114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string" calcext:value-type="string">
            <text:p>44.125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string" calcext:value-type="string">
            <text:p>44.127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office:value-type="string" calcext:value-type="string">
            <text:p>44.128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string" calcext:value-type="string">
            <text:p>44.129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office:value-type="string" calcext:value-type="string">
            <text:p>44.147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string" calcext:value-type="string">
            <text:p>44.147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office:value-type="string" calcext:value-type="string">
            <text:p>44.147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string" calcext:value-type="string">
            <text:p>44.1482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office:value-type="string" calcext:value-type="string">
            <text:p>44.151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office:value-type="string" calcext:value-type="string">
            <text:p>44.1517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string" calcext:value-type="string">
            <text:p>44.153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string" calcext:value-type="string">
            <text:p>44.154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office:value-type="string" calcext:value-type="string">
            <text:p>44.154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office:value-type="string" calcext:value-type="string">
            <text:p>44.155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string" calcext:value-type="string">
            <text:p>44.155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44.155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office:value-type="string" calcext:value-type="string">
            <text:p>44.155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string" calcext:value-type="string">
            <text:p>44.156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string" calcext:value-type="string">
            <text:p>44.163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office:value-type="string" calcext:value-type="string">
            <text:p>44.167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string" calcext:value-type="string">
            <text:p>44.168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string" calcext:value-type="string">
            <text:p>44.170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string" calcext:value-type="string">
            <text:p>44.1707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office:value-type="string" calcext:value-type="string">
            <text:p>44.170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office:value-type="string" calcext:value-type="string">
            <text:p>44.178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string" calcext:value-type="string">
            <text:p>44.1814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office:value-type="string" calcext:value-type="string">
            <text:p>44.182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string" calcext:value-type="string">
            <text:p>44.184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office:value-type="string" calcext:value-type="string">
            <text:p>44.185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office:value-type="string" calcext:value-type="string">
            <text:p>44.1865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string" calcext:value-type="string">
            <text:p>44.1868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office:value-type="string" calcext:value-type="string">
            <text:p>44.186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office:value-type="string" calcext:value-type="string">
            <text:p>44.1886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office:value-type="string" calcext:value-type="string">
            <text:p>44.194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office:value-type="string" calcext:value-type="string">
            <text:p>44.195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string" calcext:value-type="string">
            <text:p>44.201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office:value-type="string" calcext:value-type="string">
            <text:p>44.202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office:value-type="string" calcext:value-type="string">
            <text:p>44.202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office:value-type="string" calcext:value-type="string">
            <text:p>44.20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string" calcext:value-type="string">
            <text:p>44.206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string" calcext:value-type="string">
            <text:p>44.206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44.207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office:value-type="string" calcext:value-type="string">
            <text:p>44.207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office:value-type="string" calcext:value-type="string">
            <text:p>44.208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string" calcext:value-type="string">
            <text:p>44.2083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44.208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string" calcext:value-type="string">
            <text:p>44.208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office:value-type="string" calcext:value-type="string">
            <text:p>44.209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office:value-type="string" calcext:value-type="string">
            <text:p>44.216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string" calcext:value-type="string">
            <text:p>44.21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string" calcext:value-type="string">
            <text:p>44.218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string" calcext:value-type="string">
            <text:p>44.2180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office:value-type="string" calcext:value-type="string">
            <text:p>44.218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office:value-type="string" calcext:value-type="string">
            <text:p>44.21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string" calcext:value-type="string">
            <text:p>44.2198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string" calcext:value-type="string">
            <text:p>44.2198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44.22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string" calcext:value-type="string">
            <text:p>44.24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office:value-type="string" calcext:value-type="string">
            <text:p>44.250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office:value-type="string" calcext:value-type="string">
            <text:p>44.3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string" calcext:value-type="string">
            <text:p>44.55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office:value-type="string" calcext:value-type="string">
            <text:p>44.56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office:value-type="string" calcext:value-type="string">
            <text:p>44.56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string" calcext:value-type="string">
            <text:p>44.569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string" calcext:value-type="string">
            <text:p>44.57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string" calcext:value-type="string">
            <text:p>44.79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string" calcext:value-type="string">
            <text:p>44.822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office:value-type="string" calcext:value-type="string">
            <text:p>44.92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office:value-type="string" calcext:value-type="string">
            <text:p>44.95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string" calcext:value-type="string">
            <text:p>44.96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string" calcext:value-type="string">
            <text:p>44.971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office:value-type="string" calcext:value-type="string">
            <text:p>44.97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office:value-type="string" calcext:value-type="string">
            <text:p>44.97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office:value-type="string" calcext:value-type="string">
            <text:p>49.13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office:value-type="string" calcext:value-type="string">
            <text:p>49.152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49.21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office:value-type="string" calcext:value-type="string">
            <text:p>49.22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office:value-type="string" calcext:value-type="string">
            <text:p>49.2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office:value-type="string" calcext:value-type="string">
            <text:p>49.34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office:value-type="string" calcext:value-type="string">
            <text:p>49.35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string" calcext:value-type="string">
            <text:p>49.58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string" calcext:value-type="string">
            <text:p>49.6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string" calcext:value-type="string">
            <text:p>49.67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office:value-type="string" calcext:value-type="string">
            <text:p>49.8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office:value-type="string" calcext:value-type="string">
            <text:p>5.105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string" calcext:value-type="string">
            <text:p>5.2167.N.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office:value-type="string" calcext:value-type="string">
            <text:p>5.40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string" calcext:value-type="string">
            <text:p>5.44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office:value-type="string" calcext:value-type="string">
            <text:p>5.84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office:value-type="string" calcext:value-type="string">
            <text:p>50.134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string" calcext:value-type="string">
            <text:p>50.172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office:value-type="string" calcext:value-type="string">
            <text:p>50.17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office:value-type="string" calcext:value-type="string">
            <text:p>50.20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string" calcext:value-type="string">
            <text:p>50.22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office:value-type="string" calcext:value-type="string">
            <text:p>50.22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string" calcext:value-type="string">
            <text:p>50.22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office:value-type="string" calcext:value-type="string">
            <text:p>50.2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office:value-type="string" calcext:value-type="string">
            <text:p>50.26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office:value-type="string" calcext:value-type="string">
            <text:p>50.31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string" calcext:value-type="string">
            <text:p>50.6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string" calcext:value-type="string">
            <text:p>50.70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string" calcext:value-type="string">
            <text:p>50.7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office:value-type="string" calcext:value-type="string">
            <text:p>50.780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office:value-type="string" calcext:value-type="string">
            <text:p>50.780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office:value-type="string" calcext:value-type="string">
            <text:p>50.89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string" calcext:value-type="string">
            <text:p>50.89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office:value-type="string" calcext:value-type="string">
            <text:p>8.102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office:value-type="string" calcext:value-type="string">
            <text:p>8.103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office:value-type="string" calcext:value-type="string">
            <text:p>8.105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string" calcext:value-type="string">
            <text:p>8.105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office:value-type="string" calcext:value-type="string">
            <text:p>8.1106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office:value-type="string" calcext:value-type="string">
            <text:p>8.110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office:value-type="string" calcext:value-type="string">
            <text:p>8.112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office:value-type="string" calcext:value-type="string">
            <text:p>8.112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office:value-type="string" calcext:value-type="string">
            <text:p>8.114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string" calcext:value-type="string">
            <text:p>8.116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office:value-type="string" calcext:value-type="string">
            <text:p>8.117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office:value-type="string" calcext:value-type="string">
            <text:p>8.120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office:value-type="string" calcext:value-type="string">
            <text:p>8.1244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office:value-type="string" calcext:value-type="string">
            <text:p>8.13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office:value-type="string" calcext:value-type="string">
            <text:p>8.157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office:value-type="string" calcext:value-type="string">
            <text:p>8.173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office:value-type="string" calcext:value-type="string">
            <text:p>8.178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office:value-type="string" calcext:value-type="string">
            <text:p>8.178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office:value-type="string" calcext:value-type="string">
            <text:p>8.183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string" calcext:value-type="string">
            <text:p>8.1842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office:value-type="string" calcext:value-type="string">
            <text:p>8.187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office:value-type="string" calcext:value-type="string">
            <text:p>8.187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office:value-type="string" calcext:value-type="string">
            <text:p>8.191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office:value-type="string" calcext:value-type="string">
            <text:p>8.218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office:value-type="string" calcext:value-type="string">
            <text:p>8.219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office:value-type="string" calcext:value-type="string">
            <text:p>8.30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office:value-type="string" calcext:value-type="string">
            <text:p>8.31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office:value-type="string" calcext:value-type="string">
            <text:p>8.317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office:value-type="string" calcext:value-type="string">
            <text:p>8.32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string" calcext:value-type="string">
            <text:p>8.337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office:value-type="string" calcext:value-type="string">
            <text:p>8.4007.N.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office:value-type="string" calcext:value-type="string">
            <text:p>8.4013.N.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office:value-type="string" calcext:value-type="string">
            <text:p>8.4014.N.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office:value-type="string" calcext:value-type="string">
            <text:p>8.4174.N.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office:value-type="string" calcext:value-type="string">
            <text:p>8.4193.N.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string" calcext:value-type="string">
            <text:p>8.4194.N.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office:value-type="string" calcext:value-type="string">
            <text:p>8.47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office:value-type="string" calcext:value-type="string">
            <text:p>8.51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office:value-type="string" calcext:value-type="string">
            <text:p>8.543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8.54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office:value-type="string" calcext:value-type="string">
            <text:p>8.55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office:value-type="string" calcext:value-type="string">
            <text:p>8.62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office:value-type="string" calcext:value-type="string">
            <text:p>8.64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office:value-type="string" calcext:value-type="string">
            <text:p>8.65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office:value-type="string" calcext:value-type="string">
            <text:p>8.86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office:value-type="string" calcext:value-type="string">
            <text:p>8.87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office:value-type="string" calcext:value-type="string">
            <text:p>9.1041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office:value-type="string" calcext:value-type="string">
            <text:p>9.106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office:value-type="string" calcext:value-type="string">
            <text:p>9.1216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string" calcext:value-type="string">
            <text:p>9.1286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office:value-type="string" calcext:value-type="string">
            <text:p>9.136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office:value-type="string" calcext:value-type="string">
            <text:p>9.1393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office:value-type="string" calcext:value-type="string">
            <text:p>9.1393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office:value-type="string" calcext:value-type="string">
            <text:p>9.142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string" calcext:value-type="string">
            <text:p>9.154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office:value-type="string" calcext:value-type="string">
            <text:p>9.1596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office:value-type="string" calcext:value-type="string">
            <text:p>9.171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office:value-type="string" calcext:value-type="string">
            <text:p>9.1719.A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office:value-type="string" calcext:value-type="string">
            <text:p>9.223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string" calcext:value-type="string">
            <text:p>9.2277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office:value-type="string" calcext:value-type="string">
            <text:p>9.2468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office:value-type="string" calcext:value-type="string">
            <text:p>9.2480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office:value-type="string" calcext:value-type="string">
            <text:p>9.2603.A.3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office:value-type="string" calcext:value-type="string">
            <text:p>9.2674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string" calcext:value-type="string">
            <text:p>9.3219.N.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office:value-type="string" calcext:value-type="string">
            <text:p>9.35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office:value-type="string" calcext:value-type="string">
            <text:p>9.71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office:value-type="string" calcext:value-type="string">
            <text:p>9.77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office:value-type="string" calcext:value-type="string">
            <text:p>9.815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string" calcext:value-type="string">
            <text:p>9.919.A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office:value-type="string" calcext:value-type="string">
            <text:p>9.920.A.3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office:value-type="string" calcext:value-type="string">
            <text:p>9.959.A.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plots.21.25.if2'.A1:'plots.21.25.if2'.B54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30T20:56:49.844884424</dc:date>
    <dc:creator>cristobal ordonez</dc:creator>
    <meta:editing-duration>PT13M52S</meta:editing-duration>
    <meta:editing-cycles>2</meta:editing-cycles>
    <meta:generator>LibreOffice/7.3.7.2$Linux_X86_64 LibreOffice_project/30$Build-2</meta:generator>
    <meta:document-statistic meta:table-count="1" meta:cell-count="2704" meta:object-count="0"/>
  </office:meta>
</office:document-meta>
</file>